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, Ubuntu, Cantarell, 'Open Sans', 'Helvetica Neue', sans-serif"/>
    <style:font-face style:name="sans" svg:font-family="sans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c396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484955" style:font-weight-asian="bold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paragraph-rsid="004d24b0" style:font-weight-asian="bold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paragraph-rsid="004d8fc3" style:font-weight-asian="bold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paragraph-rsid="004e1fe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c3962" officeooo:paragraph-rsid="000c396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8277" officeooo:paragraph-rsid="0011827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18277" officeooo:paragraph-rsid="001615f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6d8d6" officeooo:paragraph-rsid="0016d8d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39223" officeooo:paragraph-rsid="00339223" style:font-weight-asian="bold" style:font-weight-complex="bold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4eb223" officeooo:paragraph-rsid="004eb223" style:font-weight-asian="bold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53d89d" officeooo:paragraph-rsid="0053d89d" style:font-weight-asian="bold" style:font-weight-complex="bold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59bb0b" officeooo:paragraph-rsid="0059bb0b" style:font-weight-asian="bold" style:font-weight-complex="bold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59bb0b" officeooo:paragraph-rsid="005adc8a" style:font-weight-asian="bold" style:font-weight-complex="bol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59bb0b" officeooo:paragraph-rsid="006132bc" style:font-weight-asian="bold" style:font-weight-complex="bold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5e48ec" officeooo:paragraph-rsid="005facbb" style:font-weight-asian="bold" style:font-weight-complex="bold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6132bc" officeooo:paragraph-rsid="006132bc" style:font-weight-asian="bold" style:font-weight-complex="bold"/>
    </style:style>
    <style:style style:name="P20" style:family="paragraph" style:parent-style-name="Standard">
      <style:text-properties style:font-name="Garamond" fo:font-weight="normal" officeooo:rsid="0006b104" officeooo:paragraph-rsid="0006b10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39223" officeooo:paragraph-rsid="0033922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c9b82" officeooo:paragraph-rsid="003c9b8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paragraph-rsid="003c9b82"/>
    </style:style>
    <style:style style:name="P24" style:family="paragraph" style:parent-style-name="Standard">
      <style:paragraph-properties fo:text-align="start" style:justify-single-word="false"/>
      <style:text-properties fo:font-weight="normal" officeooo:paragraph-rsid="00484955"/>
    </style:style>
    <style:style style:name="P25" style:family="paragraph" style:parent-style-name="Standard">
      <style:paragraph-properties fo:text-align="start" style:justify-single-word="false"/>
      <style:text-properties fo:font-weight="normal" officeooo:paragraph-rsid="00470cae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339223" officeooo:paragraph-rsid="0033922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" fo:font-weight="normal" officeooo:rsid="000c3962" officeooo:paragraph-rsid="000c396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" fo:font-weight="normal" officeooo:rsid="000e90fe" officeooo:paragraph-rsid="000c396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" fo:font-weight="normal" officeooo:rsid="0022623a" officeooo:paragraph-rsid="001615f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" fo:font-weight="bold" officeooo:rsid="0016d8d6" officeooo:paragraph-rsid="000c3962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sans" fo:font-weight="bold" officeooo:rsid="0016d8d6" officeooo:paragraph-rsid="0016d8d6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9e12b" officeooo:paragraph-rsid="0033922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style:font-name="apple-system" fo:font-size="14pt" fo:letter-spacing="normal" fo:font-style="normal" fo:font-weight="normal" officeooo:rsid="00470cae" officeooo:paragraph-rsid="00470cae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normal" officeooo:rsid="00470cae" officeooo:paragraph-rsid="004d24b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style:font-name="apple-system" fo:font-size="14pt" fo:letter-spacing="normal" fo:font-style="normal" fo:font-weight="normal" officeooo:rsid="00484955" officeooo:paragraph-rsid="00484955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normal" officeooo:rsid="005adc8a" officeooo:paragraph-rsid="005adc8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normal" officeooo:rsid="005adc8a" officeooo:paragraph-rsid="006132b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normal" officeooo:rsid="0059bb0b" officeooo:paragraph-rsid="0059bb0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normal" officeooo:rsid="0059bb0b" officeooo:paragraph-rsid="006132b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normal" officeooo:rsid="005e48ec" officeooo:paragraph-rsid="005facbb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font-name="apple-system" fo:font-size="14pt" fo:letter-spacing="normal" fo:font-style="normal" fo:font-weight="normal" officeooo:rsid="003cc1a2" officeooo:paragraph-rsid="003c9b8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bold" officeooo:rsid="004d24b0" officeooo:paragraph-rsid="004d24b0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bold" officeooo:rsid="004d24b0" officeooo:paragraph-rsid="004d8fc3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bold" officeooo:rsid="004d8fc3" officeooo:paragraph-rsid="004d8fc3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style:font-name="apple-system" fo:font-size="14pt" fo:letter-spacing="normal" fo:font-style="normal" fo:font-weight="bold" officeooo:rsid="004eb223" officeooo:paragraph-rsid="004eb223" style:font-size-asian="14pt" style:font-weight-asian="bold" style:font-size-complex="14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weight="bold" officeooo:rsid="000b44ba" officeooo:paragraph-rsid="000b44ba" style:font-weight-asian="bold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fo:font-weight="bold" officeooo:rsid="000c3962" officeooo:paragraph-rsid="000c3962" style:font-weight-asian="bold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sans" fo:font-weight="normal" officeooo:rsid="000c3962" officeooo:paragraph-rsid="000c3962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sans" fo:font-weight="normal" officeooo:rsid="000c3962" officeooo:paragraph-rsid="000c3962" style:font-weight-asian="normal" style:font-weight-complex="normal"/>
    </style:style>
    <style:style style:name="T1" style:family="text">
      <style:text-properties style:font-name="sans"/>
    </style:style>
    <style:style style:name="T2" style:family="text">
      <style:text-properties style:font-name="sans" officeooo:rsid="0006b104"/>
    </style:style>
    <style:style style:name="T3" style:family="text">
      <style:text-properties style:font-name="sans" officeooo:rsid="00091f10"/>
    </style:style>
    <style:style style:name="T4" style:family="text">
      <style:text-properties style:font-name="sans" fo:font-weight="normal" style:font-weight-asian="normal" style:font-weight-complex="normal"/>
    </style:style>
    <style:style style:name="T5" style:family="text">
      <style:text-properties style:font-name="sans" fo:font-weight="normal" officeooo:rsid="0006b104" style:font-weight-asian="normal" style:font-weight-complex="normal"/>
    </style:style>
    <style:style style:name="T6" style:family="text">
      <style:text-properties style:font-name="sans" fo:font-weight="normal" officeooo:rsid="000c3962" style:font-weight-asian="normal" style:font-weight-complex="normal"/>
    </style:style>
    <style:style style:name="T7" style:family="text">
      <style:text-properties style:font-name="sans" fo:font-weight="normal" officeooo:rsid="000e90fe" style:font-weight-asian="normal" style:font-weight-complex="normal"/>
    </style:style>
    <style:style style:name="T8" style:family="text">
      <style:text-properties style:font-name="sans" fo:font-weight="normal" officeooo:rsid="001560dc" style:font-weight-asian="normal" style:font-weight-complex="normal"/>
    </style:style>
    <style:style style:name="T9" style:family="text">
      <style:text-properties style:font-name="sans" fo:font-weight="normal" officeooo:rsid="001ded31" style:font-weight-asian="normal" style:font-weight-complex="normal"/>
    </style:style>
    <style:style style:name="T10" style:family="text">
      <style:text-properties style:font-name="sans" fo:font-weight="normal" officeooo:rsid="0022623a" style:font-weight-asian="normal" style:font-weight-complex="normal"/>
    </style:style>
    <style:style style:name="T11" style:family="text">
      <style:text-properties style:font-name="sans" fo:font-weight="normal" officeooo:rsid="0025e094" style:font-weight-asian="normal" style:font-weight-complex="normal"/>
    </style:style>
    <style:style style:name="T12" style:family="text">
      <style:text-properties style:font-name="sans" fo:font-weight="normal" officeooo:rsid="002700c9" style:font-weight-asian="normal" style:font-weight-complex="normal"/>
    </style:style>
    <style:style style:name="T13" style:family="text">
      <style:text-properties style:font-name="sans" fo:font-weight="normal" officeooo:rsid="002895eb" style:font-weight-asian="normal" style:font-weight-complex="normal"/>
    </style:style>
    <style:style style:name="T14" style:family="text">
      <style:text-properties style:font-name="sans" fo:font-weight="normal" officeooo:rsid="002bd9a1" style:font-weight-asian="normal" style:font-weight-complex="normal"/>
    </style:style>
    <style:style style:name="T15" style:family="text">
      <style:text-properties style:font-name="sans" officeooo:rsid="000c3962"/>
    </style:style>
    <style:style style:name="T16" style:family="text">
      <style:text-properties style:font-name="sans" officeooo:rsid="000e90fe"/>
    </style:style>
    <style:style style:name="T17" style:family="text">
      <style:text-properties style:font-name="sans" officeooo:rsid="0015c3cf"/>
    </style:style>
    <style:style style:name="T18" style:family="text">
      <style:text-properties style:font-name="sans" officeooo:rsid="002700c9"/>
    </style:style>
    <style:style style:name="T19" style:family="text">
      <style:text-properties style:font-name="sans" officeooo:rsid="002895eb"/>
    </style:style>
    <style:style style:name="T20" style:family="text">
      <style:text-properties style:font-name="sans" officeooo:rsid="0025e094"/>
    </style:style>
    <style:style style:name="T21" style:family="text">
      <style:text-properties style:font-name="sans" officeooo:rsid="0028d5b9"/>
    </style:style>
    <style:style style:name="T22" style:family="text">
      <style:text-properties style:font-name="sans" officeooo:rsid="002bd9a1"/>
    </style:style>
    <style:style style:name="T23" style:family="text">
      <style:text-properties style:font-name="sans" style:text-underline-style="solid" style:text-underline-type="double" style:text-underline-width="auto" style:text-underline-color="font-color" officeooo:rsid="002700c9"/>
    </style:style>
    <style:style style:name="T24" style:family="text">
      <style:text-properties officeooo:rsid="001615f5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37e941" style:font-size-asian="14pt" style:font-size-complex="14pt"/>
    </style:style>
    <style:style style:name="T27" style:family="text">
      <style:text-properties fo:font-size="14pt" officeooo:rsid="0039e12b" style:font-size-asian="14pt" style:font-size-complex="14pt"/>
    </style:style>
    <style:style style:name="T28" style:family="text">
      <style:text-properties fo:font-size="14pt" officeooo:rsid="003a3648" style:font-size-asian="14pt" style:font-size-complex="14pt"/>
    </style:style>
    <style:style style:name="T29" style:family="text">
      <style:text-properties fo:font-size="14pt" officeooo:rsid="003ae9f7" style:font-size-asian="14pt" style:font-size-complex="14pt"/>
    </style:style>
    <style:style style:name="T30" style:family="text">
      <style:text-properties fo:font-size="14pt" officeooo:rsid="003b048b" style:font-size-asian="14pt" style:font-size-complex="14pt"/>
    </style:style>
    <style:style style:name="T31" style:family="text">
      <style:text-properties fo:font-size="14pt" officeooo:rsid="003c9b82" style:font-size-asian="14pt" style:font-weight-asian="normal" style:font-size-complex="14pt" style:font-weight-complex="normal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3b048b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3a3648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37e941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3ae9f7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3ba237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3c9b82" style:font-size-asian="14pt" style:font-weight-asian="bold" style:font-size-complex="14pt" style:font-weight-complex="bold"/>
    </style:style>
    <style:style style:name="T39" style:family="text">
      <style:text-properties fo:font-size="14pt" style:text-underline-style="solid" style:text-underline-type="double" style:text-underline-width="auto" style:text-underline-color="font-color" officeooo:rsid="0037e941" style:font-size-asian="14pt" style:font-size-complex="14pt"/>
    </style:style>
    <style:style style:name="T40" style:family="text">
      <style:text-properties fo:font-variant="normal" fo:text-transform="none" style:font-name="apple-system" fo:font-size="14pt" fo:letter-spacing="normal" fo:font-style="normal" fo:font-weight="bold" style:font-size-asian="14pt" style:font-size-complex="14pt"/>
    </style:style>
    <style:style style:name="T41" style:family="text">
      <style:text-properties fo:font-variant="normal" fo:text-transform="none" style:font-name="apple-system" fo:font-size="14pt" fo:letter-spacing="normal" fo:font-style="normal" fo:font-weight="bold" officeooo:rsid="003c9b82" style:font-size-asian="14pt" style:font-size-complex="14pt"/>
    </style:style>
    <style:style style:name="T42" style:family="text">
      <style:text-properties fo:font-variant="normal" fo:text-transform="none" style:font-name="apple-system" fo:font-size="14pt" fo:letter-spacing="normal" fo:font-style="normal" officeooo:rsid="003cc1a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style:font-name="apple-system" fo:font-size="14pt" fo:letter-spacing="normal" fo:font-style="normal" officeooo:rsid="003e1623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style:font-name="apple-system" fo:font-size="14pt" fo:letter-spacing="normal" fo:font-style="normal" officeooo:rsid="003ede7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style:font-name="apple-system" fo:font-size="14pt" fo:letter-spacing="normal" fo:font-style="normal" officeooo:rsid="0043a842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style:font-name="apple-system" fo:font-size="14pt" fo:letter-spacing="normal" fo:font-style="normal" officeooo:rsid="00470cae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style:font-name="apple-system" fo:font-size="14pt" fo:letter-spacing="normal" fo:font-style="normal" officeooo:rsid="00484955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style:font-name="apple-system" fo:font-size="14pt" fo:letter-spacing="normal" fo:font-style="normal" officeooo:rsid="00496586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style:font-name="apple-system" fo:font-size="14pt" fo:letter-spacing="normal" fo:font-style="normal" officeooo:rsid="004b0e13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style:font-name="apple-system" fo:font-size="14pt" fo:letter-spacing="normal" fo:font-style="normal" officeooo:rsid="004b929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style:font-name="apple-system" fo:font-size="14pt" fo:letter-spacing="normal" fo:font-style="normal" style:font-size-asian="14pt" style:font-size-complex="14pt"/>
    </style:style>
    <style:style style:name="T52" style:family="text">
      <style:text-properties fo:font-variant="normal" fo:text-transform="none" style:font-name="apple-system" fo:font-size="14pt" fo:letter-spacing="normal" fo:font-style="normal" officeooo:rsid="004c6d22" style:font-size-asian="14pt" style:font-size-complex="14pt"/>
    </style:style>
    <style:style style:name="T53" style:family="text">
      <style:text-properties fo:font-variant="normal" fo:text-transform="none" style:font-name="apple-system" fo:font-size="14pt" fo:letter-spacing="normal" fo:font-style="normal" officeooo:rsid="004d18f5" style:font-size-asian="14pt" style:font-size-complex="14pt"/>
    </style:style>
    <style:style style:name="T54" style:family="text">
      <style:text-properties fo:font-variant="normal" fo:text-transform="none" style:font-name="apple-system" fo:font-size="14pt" fo:letter-spacing="normal" fo:font-style="normal" officeooo:rsid="004d24b0" style:font-size-asian="14pt" style:font-size-complex="14pt"/>
    </style:style>
    <style:style style:name="T55" style:family="text">
      <style:text-properties fo:font-variant="normal" fo:text-transform="none" style:font-name="apple-system" fo:font-size="14pt" fo:letter-spacing="normal" fo:font-style="normal" officeooo:rsid="004d8fc3" style:font-size-asian="14pt" style:font-size-complex="14pt"/>
    </style:style>
    <style:style style:name="T56" style:family="text">
      <style:text-properties fo:font-variant="normal" fo:text-transform="none" style:font-name="apple-system" fo:font-size="14pt" fo:letter-spacing="normal" fo:font-style="normal" officeooo:rsid="004eb223" style:font-size-asian="14pt" style:font-size-complex="14pt"/>
    </style:style>
    <style:style style:name="T57" style:family="text">
      <style:text-properties fo:font-variant="normal" fo:text-transform="none" style:font-name="apple-system" fo:font-size="14pt" fo:letter-spacing="normal" fo:font-style="normal" officeooo:rsid="0056438f" style:font-size-asian="14pt" style:font-size-complex="14pt"/>
    </style:style>
    <style:style style:name="T58" style:family="text">
      <style:text-properties fo:font-variant="normal" fo:text-transform="none" style:font-name="apple-system" fo:font-size="14pt" fo:letter-spacing="normal" fo:font-style="normal" officeooo:rsid="005adc8a" style:font-size-asian="14pt" style:font-size-complex="14pt"/>
    </style:style>
    <style:style style:name="T59" style:family="text">
      <style:text-properties fo:font-variant="normal" fo:text-transform="none" style:font-name="apple-system" fo:font-size="14pt" fo:letter-spacing="normal" fo:font-style="normal" officeooo:rsid="005bd568" style:font-size-asian="14pt" style:font-size-complex="14pt"/>
    </style:style>
    <style:style style:name="T60" style:family="text">
      <style:text-properties fo:font-variant="normal" fo:text-transform="none" style:font-name="apple-system" fo:font-size="14pt" fo:letter-spacing="normal" fo:font-style="normal" officeooo:rsid="005d2197" style:font-size-asian="14pt" style:font-size-complex="14pt"/>
    </style:style>
    <style:style style:name="T61" style:family="text">
      <style:text-properties fo:font-variant="normal" fo:text-transform="none" style:font-name="apple-system" fo:font-size="14pt" fo:letter-spacing="normal" fo:font-style="normal" officeooo:rsid="0062748b" style:font-size-asian="14pt" style:font-size-complex="14pt"/>
    </style:style>
    <style:style style:name="T62" style:family="text">
      <style:text-properties fo:font-variant="normal" fo:text-transform="none" style:font-name="apple-system" fo:font-size="14pt" fo:letter-spacing="normal" fo:font-style="normal" officeooo:rsid="006132bc" style:font-size-asian="14pt" style:font-size-complex="14pt"/>
    </style:style>
    <style:style style:name="T63" style:family="text">
      <style:text-properties fo:font-variant="normal" fo:text-transform="none" style:font-name="apple-system" fo:font-size="14pt" fo:letter-spacing="normal" fo:font-style="normal" officeooo:rsid="0063f898" style:font-size-asian="14pt" style:font-size-complex="14pt"/>
    </style:style>
    <style:style style:name="T64" style:family="text">
      <style:text-properties fo:font-variant="normal" fo:text-transform="none" style:font-name="apple-system" fo:font-size="14pt" fo:letter-spacing="normal" fo:font-style="normal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style:font-name="apple-system" fo:font-size="14pt" fo:letter-spacing="normal" fo:font-style="normal" fo:font-weight="normal" officeooo:rsid="00470cae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style:font-name="apple-system" fo:font-size="14pt" fo:letter-spacing="normal" fo:font-style="normal" fo:font-weight="normal" officeooo:rsid="005adc8a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style:font-name="apple-system" fo:font-size="14pt" fo:letter-spacing="normal" fo:font-style="normal" fo:font-weight="normal" officeooo:rsid="005bd568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style:font-name="apple-system" fo:font-size="14pt" fo:letter-spacing="normal" fo:font-style="normal" fo:font-weight="normal" officeooo:rsid="005facbb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style:font-name="apple-system" fo:font-size="14pt" fo:letter-spacing="normal" fo:font-style="normal" fo:font-weight="normal" officeooo:rsid="0063f898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style:font-name="apple-system" fo:font-size="14pt" fo:letter-spacing="normal" fo:font-style="normal" fo:font-weight="normal" officeooo:rsid="006595fd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style:font-name="apple-system" fo:font-size="14pt" fo:letter-spacing="normal" fo:font-style="normal" fo:font-weight="normal" officeooo:rsid="0065d7de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style:font-name="apple-system" fo:font-size="14pt" fo:letter-spacing="normal" fo:font-style="normal" fo:font-weight="normal" officeooo:rsid="00660b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style:font-name="apple-system" fo:font-size="14pt" fo:letter-spacing="normal" fo:font-style="normal" fo:font-weight="normal" officeooo:rsid="006665ee" style:font-size-asian="14pt" style:font-weight-asian="normal" style:font-size-complex="14pt" style:font-weight-complex="normal"/>
    </style:style>
    <style:style style:name="T7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SOLID</text:span><text:span text:style-name="T2"> Principles</text:span></text:p>
      <text:p text:style-name="P1"/>
      <text:list text:style-name="L1">
        <text:list-item>
          <text:p text:style-name="P46"><text:span text:style-name="T2">S - </text:span><text:span text:style-name="T5"><text:s/></text:span><text:span text:style-name="T1">Single Responsibility Principle </text:span><text:span text:style-name="T4">:-</text:span></text:p>
          <text:p text:style-name="P46"><text:span text:style-name="T4"><text:s text:c="7"/></text:span><text:span text:style-name="T1">i.e.</text:span><text:span text:style-name="T4"> <text:s/></text:span><text:span text:style-name="T8">A </text:span><text:span text:style-name="T4">class should have only 1 reason to change.</text:span></text:p>
        </text:list-item>
      </text:list>
      <text:p text:style-name="P8"/>
      <text:p text:style-name="P2"><text:span text:style-name="T6"><text:tab/></text:span><text:span text:style-name="T15">Explanation</text:span><text:span text:style-name="T6"> : agr ek</text:span><text:span text:style-name="T15"> invoice </text:span><text:span text:style-name="T6">class h aur usme 3 functions h :</text:span></text:p>
      <text:list xml:id="list383085178" text:style-name="L2">
        <text:list-item>
          <text:p text:style-name="P48">CalculateTotal()</text:p>
        </text:list-item>
        <text:list-item>
          <text:p text:style-name="P48">PrintInvoice()</text:p>
        </text:list-item>
        <text:list-item>
          <text:p text:style-name="P48">SaveToDB()</text:p>
        </text:list-item>
      </text:list>
      <text:p text:style-name="P8"/>
      <text:p text:style-name="P8"/>
      <text:p text:style-name="P27"><text:tab/><text:span text:style-name="T74">First Change</text:span> :- <text:s/>Agr calculation logic change hota h, GST, Discount, Offer etc. To <text:tab/><text:tab/><text:tab/>class bhi change hogi, class ka behaviour change hoga.</text:p>
      <text:p text:style-name="P8"/>
      <text:p text:style-name="P8"><text:span text:style-name="T4"><text:tab/></text:span><text:span text:style-name="T16">Second Change</text:span><text:span text:style-name="T7"> :- Agr printing logic change krdu to ye dusra reason hoga class k <text:tab/><text:tab/><text:tab/><text:tab/>bdlav me .</text:span></text:p>
      <text:p text:style-name="P8"/>
      <text:p text:style-name="P28"><text:tab/><text:span text:style-name="T74">Third Change</text:span> :- Agr me saveToDb ki jagh save to file kru to ye tisra reason hoga <text:tab/><text:tab/><text:tab/><text:tab/>class change <text:s/>me.</text:p>
      <text:p text:style-name="P8"/>
      <text:p text:style-name="P8"><text:span text:style-name="T7"><text:tab/></text:span><text:span text:style-name="T16">Ye glt h, i should make different classes to perform those functions, so that all <text:tab/>those class will have only one reason to change.</text:span></text:p>
      <text:p text:style-name="P30"><text:tab/><text:tab/>1. Invoice.</text:p>
      <text:p text:style-name="P31"><text:tab/><text:tab/>2. class InvoiceDAO.</text:p>
      <text:p text:style-name="P11"><text:tab/><text:tab/>3. <text:span text:style-name="T25">class Invoice-printing.</text:span></text:p>
      <text:p text:style-name="P8"/>
      <text:p text:style-name="P8"/>
      <text:p text:style-name="P9"><text:span text:style-name="T16">2. </text:span><text:span text:style-name="T1">O –</text:span><text:span text:style-name="T4"> </text:span><text:span text:style-name="T17">Open / Closed Principle</text:span><text:span text:style-name="T1">.</text:span></text:p>
      <text:p text:style-name="P10"><text:tab/> <text:span text:style-name="T24">i.e. </text:span><text:span text:style-name="T4">Open for Extension but closed for </text:span><text:span text:style-name="T9">M</text:span><text:span text:style-name="T4">odification</text:span></text:p>
      <text:p text:style-name="P10"/>
      <text:p text:style-name="P10"/>
      <text:p text:style-name="P10"><text:span text:style-name="T4"><text:tab/></text:span><text:span text:style-name="T21">E</text:span><text:span text:style-name="T20">xplanation</text:span><text:span text:style-name="T11"> :- </text:span><text:span text:style-name="T10">Don’t modify the existing Classes, but can extend the functionality.</text:span></text:p>
      <text:p text:style-name="P10"><text:span text:style-name="T10"><text:tab/></text:span><text:span text:style-name="T23">ex</text:span><text:span text:style-name="T12">: If you want </text:span><text:span text:style-name="T18">SaveToFile functionality</text:span><text:span text:style-name="T12"> don’t add </text:span><text:span text:style-name="T13">this method in the </text:span><text:span text:style-name="T19">InvoiceDAO <text:tab/>class </text:span><text:span text:style-name="T13">directly, or it will be prone to bugs, instead create an interface </text:span><text:span text:style-name="T14">with save <text:tab/>functionality and implement this into classes </text:span><text:span text:style-name="T22">DatabaseInvoiceDAO</text:span><text:span text:style-name="T14">, <text:tab/></text:span><text:span text:style-name="T22">FileInvoiceDAO</text:span><text:span text:style-name="T14"> <text:s/></text:span><text:span text:style-name="T22">etc</text:span><text:span text:style-name="T14">.</text:span></text:p>
      <text:p text:style-name="P10"/>
      <text:p text:style-name="P10"/>
      <text:p text:style-name="P12"><text:span text:style-name="T22">3. </text:span><text:span text:style-name="T1">L – Liskov substitute Principle .</text:span></text:p>
      <text:p text:style-name="P21"><text:tab/><text:span text:style-name="T32">i.e.</text:span><text:span text:style-name="T25"> If <text:s/>class B is subtype of class A, then we should be able to replace the <text:tab/>object of A <text:tab/>with B without breaking the behaviour of the program.</text:span></text:p>
      <text:p text:style-name="P21"/>
      <text:p text:style-name="P21"><text:span text:style-name="T25"><text:tab/></text:span><text:span text:style-name="T39">A subclass should extend the capability of the parent class, not narrow it down.</text:span></text:p>
      <text:p text:style-name="P26"><text:span text:style-name="T26"><text:tab/>Ex : agr koi </text:span><text:span text:style-name="T35">bike</text:span><text:span text:style-name="T27">(</text:span><text:span text:style-name="T34">TurnOnEngine</text:span><text:span text:style-name="T28">(), </text:span><text:span text:style-name="T36">Accelerate</text:span><text:span text:style-name="T29">()</text:span><text:span text:style-name="T27">)</text:span><text:span text:style-name="T26"> ka interface h, jise <text:tab/>motorcycle <text:tab/>nam </text:span><text:span text:style-name="T27">k class implement kr rhi h.</text:span><text:span text:style-name="T30">Aur Bicycle class implement kr hi <text:tab/> lekin jisme <text:tab/>turnOnEngine() ek <text:s/></text:span><text:span text:style-name="T33">exception </text:span><text:span text:style-name="T30"><text:s/>throw kr rhi h.Ese me </text:span><text:span text:style-name="T33">Bicycle</text:span><text:span text:style-name="T30"> <text:tab/></text:span><text:span text:style-name="T33">class</text:span><text:span text:style-name="T30"> </text:span><text:span text:style-name="T33">narrow</text:span><text:span text:style-name="T30"> kr rhi h </text:span><text:span text:style-name="T37">Bike jo ki parent h.</text:span></text:p>
      <text:p text:style-name="P32"><text:tab/></text:p>
      <text:p text:style-name="P21"/>
      <text:p text:style-name="P21"/>
      <text:p text:style-name="P23"><text:soft-page-break/><text:span text:style-name="T31">4. </text:span><text:span text:style-name="T38">I -</text:span><text:span text:style-name="T31"> </text:span><text:bookmark text:name="heading-interface-segregation-principle"/><text:span text:style-name="T40">Interface Segregation Principle</text:span></text:p>
      <text:p text:style-name="P23"><text:span text:style-name="T40"><text:tab/></text:span><text:span text:style-name="T41">i.e </text:span><text:span text:style-name="T42">Interfaces should be such, that client should </text:span><text:span text:style-name="T44">not </text:span><text:span text:style-name="T42">implement <text:tab/>unnecessary </text:span><text:span text:style-name="T45">functions</text:span><text:span text:style-name="T42"> they don’t ne</text:span><text:span text:style-name="T43">e</text:span><text:span text:style-name="T42">d.</text:span></text:p>
      <text:p text:style-name="P23"/>
      <text:p text:style-name="P33"><text:tab/>Ex : Interface RestaurantEmployee{</text:p>
      <text:p text:style-name="P33"><text:tab/><text:tab/><text:tab/>washDishes();</text:p>
      <text:p text:style-name="P33"><text:tab/><text:tab/><text:tab/>serveCustomers();</text:p>
      <text:p text:style-name="P33"><text:tab/><text:tab/><text:tab/>takeOrder():</text:p>
      <text:p text:style-name="P33"><text:tab/><text:tab/><text:tab/>cookFood();</text:p>
      <text:p text:style-name="P25"/>
      <text:p text:style-name="P33"><text:tab/><text:tab/>}</text:p>
      <text:p text:style-name="P25"/>
      <text:p text:style-name="P24"><text:span text:style-name="T46"><text:tab/><text:tab/></text:span><text:span text:style-name="T47">class waiter implements RestaurantEmploy</text:span><text:span text:style-name="T48">ee</text:span><text:span text:style-name="T47">{</text:span></text:p>
      <text:p text:style-name="P24"><text:span text:style-name="T47"><text:tab/><text:tab/><text:tab/>Have to imple</text:span><text:span text:style-name="T49">ment all the methods, </text:span><text:span text:style-name="T50">including unecessary <text:tab/><text:tab/><text:tab/>ones.</text:span></text:p>
      <text:p text:style-name="P35"><text:tab/><text:tab/>}</text:p>
      <text:p text:style-name="P24"/>
      <text:p text:style-name="P3"><text:span text:style-name="T52"><text:tab/><text:tab/></text:span><text:span text:style-name="T53">instead do this to segragate interfaces : -</text:span></text:p>
      <text:p text:style-name="P4"><text:span text:style-name="T53"><text:tab/><text:tab/></text:span><text:span text:style-name="T54">interface </text:span><text:span text:style-name="T56">W</text:span><text:span text:style-name="T54">aiter{</text:span></text:p>
      <text:p text:style-name="P4"><text:span text:style-name="T54"><text:tab/><text:tab/><text:tab/></text:span><text:span text:style-name="T65">serveCustomers();</text:span></text:p>
      <text:p text:style-name="P34"><text:tab/><text:tab/><text:tab/>takeOrder():</text:p>
      <text:p text:style-name="P42"><text:tab/><text:tab/>}</text:p>
      <text:p text:style-name="P43"><text:tab/><text:tab/></text:p>
      <text:p text:style-name="P5"><text:span text:style-name="T55"><text:tab/><text:tab/>Interface </text:span><text:span text:style-name="T56">C</text:span><text:span text:style-name="T55">hef{</text:span></text:p>
      <text:p text:style-name="P6"><text:span text:style-name="T55"><text:tab/><text:tab/><text:tab/></text:span><text:span text:style-name="T65">cookFood();</text:span></text:p>
      <text:p text:style-name="P44"><text:tab/><text:tab/>}</text:p>
      <text:p text:style-name="P5"/>
      <text:p text:style-name="P5"><text:span text:style-name="T55"><text:tab/><text:tab/></text:span><text:span text:style-name="T56">Interface Helper</text:span></text:p>
      <text:p text:style-name="P45"><text:tab/><text:tab/>{</text:p>
      <text:p text:style-name="P13"><text:span text:style-name="T51"><text:tab/><text:tab/><text:tab/></text:span><text:span text:style-name="T64">WashDishes();</text:span></text:p>
      <text:p text:style-name="P45"><text:tab/><text:tab/>}</text:p>
      <text:p text:style-name="P13"/>
      <text:p text:style-name="P13"/>
      <text:p text:style-name="P13"/>
      <text:p text:style-name="P14"><text:span text:style-name="T51">5. </text:span><text:span text:style-name="T57">D</text:span><text:span text:style-name="T51"> – </text:span><text:span text:style-name="T57">Dependency Inversion Control</text:span></text:p>
      <text:p text:style-name="P14"><text:span text:style-name="T51"><text:tab/>i.e. </text:span><text:span text:style-name="T64"><text:s/>Class should depend on Interfaces Rather than Concrete <text:tab/>Classes.</text:span></text:p>
      <text:p text:style-name="P14"/>
      <text:p text:style-name="P14"/>
      <text:p text:style-name="P15"><text:soft-page-break/><text:span text:style-name="T64">Yani ki Hume directly class k objects nhi create krne chahiye, alternatively we should create a interface so that we can pass complex object repersenting the same thing but in a different way.</text:span></text:p>
      <text:p text:style-name="P15"/>
      <text:p text:style-name="P15"><text:span text:style-name="T64">Ex: </text:span><text:span text:style-name="T51">class macbook</text:span><text:span text:style-name="T64">{</text:span></text:p>
      <text:p text:style-name="P15"><text:span text:style-name="T64"><text:tab/>private final </text:span><text:span text:style-name="T51">WiredKeyboard</text:span><text:span text:style-name="T64"> keyboard;</text:span></text:p>
      <text:p text:style-name="P15"><text:span text:style-name="T64"><text:tab/>private final </text:span><text:span text:style-name="T51">MouseKeyboard</text:span><text:span text:style-name="T64"> Mouse;</text:span></text:p>
      <text:p text:style-name="P15"/>
      <text:p text:style-name="P16"><text:span text:style-name="T64"><text:tab/></text:span><text:span text:style-name="T66">public MackBook(){</text:span></text:p>
      <text:p text:style-name="P16"><text:span text:style-name="T66"><text:tab/><text:tab/></text:span><text:span text:style-name="T58">keyboard</text:span><text:span text:style-name="T66"> = new </text:span><text:span text:style-name="T58">WiredKeyboard</text:span><text:span text:style-name="T66">();</text:span></text:p>
      <text:p text:style-name="P16"><text:span text:style-name="T66"><text:tab/><text:tab/></text:span><text:span text:style-name="T60">mouse</text:span><text:span text:style-name="T67"> = new </text:span><text:span text:style-name="T59">WiredMouse</text:span><text:span text:style-name="T67">();</text:span></text:p>
      <text:p text:style-name="P36"><text:tab/>}</text:p>
      <text:p text:style-name="P38">}</text:p>
      <text:p text:style-name="P15"/>
      <text:p text:style-name="P40">In the above example, WiredKeyboard and WiredMouse are hardcoded</text:p>
      <text:p text:style-name="P18"><text:span text:style-name="T68">hardwares</text:span><text:span text:style-name="T64"> that macbook will only have.</text:span><text:span text:style-name="T73">Those are concrete classes, we cannot change afterward the functionality dynamically.</text:span></text:p>
      <text:p text:style-name="P18"/>
      <text:p text:style-name="P19"><text:span text:style-name="T64">But if we use Interface instead, </text:span><text:span text:style-name="T72">we can pass any type wired or wireless</text:span></text:p>
      <text:p text:style-name="P19"/>
      <text:p text:style-name="P17"><text:span text:style-name="T64">Ex: </text:span><text:span text:style-name="T51">class macbook</text:span><text:span text:style-name="T64">{</text:span></text:p>
      <text:p text:style-name="P17"><text:span text:style-name="T64"><text:tab/>private final </text:span><text:span text:style-name="T62">Keyboard</text:span><text:span text:style-name="T64"> keyboard;</text:span></text:p>
      <text:p text:style-name="P17"><text:span text:style-name="T64"><text:tab/>private final </text:span><text:span text:style-name="T61">Mouse</text:span><text:span text:style-name="T64"> Mouse;</text:span></text:p>
      <text:p text:style-name="P17"/>
      <text:p text:style-name="P17"><text:span text:style-name="T64"><text:tab/></text:span><text:span text:style-name="T66">public MackBook(</text:span><text:span text:style-name="T63">Keyboard</text:span><text:span text:style-name="T69"> keyboard, </text:span><text:span text:style-name="T63">Mouse</text:span><text:span text:style-name="T69"> mouse</text:span><text:span text:style-name="T66">){</text:span></text:p>
      <text:p text:style-name="P17"><text:span text:style-name="T66"><text:tab/><text:tab/></text:span><text:span text:style-name="T63">this</text:span><text:span text:style-name="T69">.</text:span><text:span text:style-name="T58">keyboard</text:span><text:span text:style-name="T66"> = </text:span><text:span text:style-name="T70">keyboard</text:span><text:span text:style-name="T66">;</text:span></text:p>
      <text:p text:style-name="P17"><text:span text:style-name="T58"><text:tab/><text:tab/></text:span><text:span text:style-name="T63">this.</text:span><text:span text:style-name="T60">mouse</text:span><text:span text:style-name="T67"> = </text:span><text:span text:style-name="T71">mouse</text:span><text:span text:style-name="T67">;</text:span></text:p>
      <text:p text:style-name="P37"><text:tab/>}</text:p>
      <text:p text:style-name="P39">}</text:p>
      <text:p text:style-name="P17"/>
      <text:p text:style-name="P14"/>
      <text:p text:style-name="P14"/>
      <text:p text:style-name="P14"/>
      <text:p text:style-name="P23"/>
      <text:p text:style-name="P41"><text:s text:c="5"/></text:p>
      <text:p text:style-name="P22"/>
      <text:p text:style-name="P29"><text:tab/></text:p>
      <text:p text:style-name="P9"><text:tab/></text:p>
      <text:list xml:id="list174538051211100" text:continue-numbering="true" text:style-name="L2">
        <text:list-header>
          <text:p text:style-name="P47"/>
        </text:list-header>
      </text:list>
      <text:p text:style-name="P2"/>
      <text:p text:style-name="P27"><text:tab/></text:p>
      <text:p text:style-name="P1"/>
      <text:p text:style-name="P7"/>
      <text:p text:style-name="P1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, Ubuntu, Cantarell, 'Open Sans', 'Helvetica Neue', sans-serif"/>
    <style:font-face style:name="sans" svg:font-family="san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8:47:52.291000000</meta:creation-date>
    <dc:date>2024-12-13T17:45:37.469000000</dc:date>
    <meta:editing-duration>PT7H23M15S</meta:editing-duration>
    <meta:editing-cycles>98</meta:editing-cycles>
    <meta:generator>LibreOffice/7.5.0.3$Windows_X86_64 LibreOffice_project/c21113d003cd3efa8c53188764377a8272d9d6de</meta:generator>
    <meta:document-statistic meta:table-count="0" meta:image-count="0" meta:object-count="0" meta:page-count="4" meta:paragraph-count="73" meta:word-count="487" meta:character-count="3161" meta:non-whitespace-character-count="2601"/>
  </office:meta>
</office:document-meta>
</file>